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169f6f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3">
      <style:text-properties fo:font-size="13pt" style:font-size-asian="13pt" style:font-size-complex="13pt"/>
    </style:style>
    <style:style style:name="P5" style:family="paragraph" style:parent-style-name="Text_20_body">
      <style:text-properties fo:font-size="13pt" style:font-size-asian="13pt" style:font-size-complex="13pt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Heading_20_3" style:list-style-name="L14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fo:font-size="13pt" style:font-size-asian="13pt" style:font-size-complex="13pt"/>
    </style:style>
    <style:style style:name="P10" style:family="paragraph" style:parent-style-name="Text_20_body" style:list-style-name="L4">
      <style:text-properties fo:font-size="13pt" style:font-size-asian="13pt" style:font-size-complex="13pt"/>
    </style:style>
    <style:style style:name="P11" style:family="paragraph" style:parent-style-name="Text_20_body" style:list-style-name="L5">
      <style:text-properties fo:font-size="13pt" style:font-size-asian="13pt" style:font-size-complex="13pt"/>
    </style:style>
    <style:style style:name="P12" style:family="paragraph" style:parent-style-name="Text_20_body" style:list-style-name="L8">
      <style:text-properties fo:font-size="13pt" style:font-size-asian="13pt" style:font-size-complex="13pt"/>
    </style:style>
    <style:style style:name="P13" style:family="paragraph" style:parent-style-name="Text_20_body" style:list-style-name="L9">
      <style:text-properties fo:font-size="13pt" style:font-size-asian="13pt" style:font-size-complex="13pt"/>
    </style:style>
    <style:style style:name="P14" style:family="paragraph" style:parent-style-name="Text_20_body" style:list-style-name="L10">
      <style:text-properties fo:font-size="13pt" style:font-size-asian="13pt" style:font-size-complex="13pt"/>
    </style:style>
    <style:style style:name="P15" style:family="paragraph" style:parent-style-name="Text_20_body" style:list-style-name="L11">
      <style:text-properties fo:font-size="13pt" style:font-size-asian="13pt" style:font-size-complex="13pt"/>
    </style:style>
    <style:style style:name="P16" style:family="paragraph" style:parent-style-name="Text_20_body" style:list-style-name="L12">
      <style:text-properties fo:font-size="13pt" style:font-size-asian="13pt" style:font-size-complex="13pt"/>
    </style:style>
    <style:style style:name="P17" style:family="paragraph" style:parent-style-name="Text_20_body" style:list-style-name="L13">
      <style:text-properties fo:font-size="13pt" officeooo:paragraph-rsid="00169f6f" style:font-size-asian="13pt" style:font-size-complex="13pt"/>
    </style:style>
    <style:style style:name="P18" style:family="paragraph" style:parent-style-name="Text_20_body" style:list-style-name="L3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9"/>
    <style:style style:name="P22" style:family="paragraph" style:parent-style-name="Text_20_body" style:list-style-name="L12"/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169f6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Guía de Anotación para Segmentación Semántica (CVAT)</text:span></text:span></text:h>
      <text:h text:style-name="Heading_20_3" text:outline-level="3"><text:span text:style-name="Strong_20_Emphasis"><text:span text:style-name="T1">Objetivo:</text:span></text:span><text:span text:style-name="T1"> </text:span><text:span text:style-name="T2">Anotar imágenes de calles para entrenar una red de segmentación con </text:span><text:span text:style-name="Strong_20_Emphasis"><text:span text:style-name="T2">4 clases</text:span></text:span><text:span text:style-name="T2">:</text:span></text:h>
      <text:list xml:id="list4095833886" text:style-name="L1">
        <text:list-item>
          <text:p text:style-name="P8"><text:span text:style-name="Strong_20_Emphasis"><text:span text:style-name="T2">background</text:span></text:span></text:p>
        </text:list-item>
        <text:list-item>
          <text:p text:style-name="P8"><text:span text:style-name="Strong_20_Emphasis"><text:span text:style-name="T2">drivable</text:span></text:span></text:p>
        </text:list-item>
        <text:list-item>
          <text:p text:style-name="P8"><text:span text:style-name="Strong_20_Emphasis"><text:span text:style-name="T2">border</text:span></text:span></text:p>
        </text:list-item>
        <text:list-item>
          <text:p text:style-name="P8"><text:span text:style-name="Strong_20_Emphasis"><text:span text:style-name="T2">lines</text:span></text:span></text:p>
        </text:list-item>
      </text:list>
      <text:h text:style-name="Heading_20_1" text:outline-level="1"><text:span text:style-name="Strong_20_Emphasis"><text:span text:style-name="T1">Principios Generales</text:span></text:span></text:h>
      <text:p text:style-name="Text_20_body"><text:span text:style-name="T1">La segmentación debe describir </text:span><text:span text:style-name="Strong_20_Emphasis"><text:span text:style-name="T2">la geometría de la vía</text:span></text:span><text:span text:style-name="T2">,</text:span><text:span text:style-name="T1"> NO objetos dinámicos (vehículos, personas, bicicletas).<text:line-break/>Solo se anotan </text:span><text:span text:style-name="Strong_20_Emphasis"><text:span text:style-name="T2">elementos físicos y pintura vial</text:span></text:span><text:span text:style-name="T2">.</text:span></text:p>
      <text:h text:style-name="P1" text:outline-level="1"><text:span text:style-name="Strong_20_Emphasis"><text:span text:style-name="T1">CLASE 1 — background</text:span></text:span></text:h>
      <text:h text:style-name="P4" text:outline-level="3">Qué incluye:</text:h>
      <text:list xml:id="list2441252820" text:style-name="L2">
        <text:list-item>
          <text:p text:style-name="P9">Cielo</text:p>
        </text:list-item>
        <text:list-item>
          <text:p text:style-name="P9">Edificios</text:p>
        </text:list-item>
        <text:list-item>
          <text:p text:style-name="P9">Vegetación (pastos, montes, muros verdes)</text:p>
        </text:list-item>
        <text:list-item>
          <text:p text:style-name="P9">Personas, carros, motos, bicicletas, animales</text:p>
        </text:list-item>
        <text:list-item>
          <text:p text:style-name="P9">Puertas, ventanas, postes, señales</text:p>
        </text:list-item>
        <text:list-item>
          <text:p text:style-name="P9">Conos, obstáculos móviles</text:p>
        </text:list-item>
        <text:list-item>
          <text:p text:style-name="P9">Cualquier objeto EN la vía que no forma parte de la superficie del pavimento</text:p>
        </text:list-item>
      </text:list>
      <text:h text:style-name="P4" text:outline-level="3">Reglas:</text:h>
      <text:list xml:id="list3057604124" text:style-name="L3">
        <text:list-item>
          <text:p text:style-name="P18"><text:span text:style-name="Strong_20_Emphasis"><text:span text:style-name="T2">Los vehículos JAMÁS se segmentan</text:span></text:span><text:span text:style-name="T1"> ⇒ van como </text:span><text:span text:style-name="Source_20_Text"><text:span text:style-name="T1">background</text:span></text:span><text:span text:style-name="T1">.</text:span></text:p>
        </text:list-item>
        <text:list-item>
          <text:p text:style-name="P18"><text:span text:style-name="T1">Peatones/motos/ciclistas también ⇒ </text:span><text:span text:style-name="Source_20_Text"><text:span text:style-name="T1">background</text:span></text:span><text:span text:style-name="T1">.</text:span></text:p>
        </text:list-item>
      </text:list>
      <text:h text:style-name="P4" text:outline-level="3">Ejemplos:</text:h>
      <text:list xml:id="list3049044382" text:style-name="L4">
        <text:list-item>
          <text:p text:style-name="P10">Auto estacionado → background</text:p>
        </text:list-item>
        <text:list-item>
          <text:p text:style-name="P10">Bus cruzando → background</text:p>
        </text:list-item>
        <text:list-item>
          <text:p text:style-name="P10">Conos naranjas → background</text:p>
        </text:list-item>
        <text:list-item>
          <text:p text:style-name="P10">Árboles laterales → background</text:p>
        </text:list-item>
      </text:list>
      <text:h text:style-name="P1" text:outline-level="1"><text:soft-page-break/><text:span text:style-name="Strong_20_Emphasis"><text:span text:style-name="T1">CLASE 2 — drivable</text:span></text:span><text:span text:style-name="T1"> (calzada transitable)</text:span></text:h>
      <text:p text:style-name="Text_20_body"><text:span text:style-name="T1">Esta es </text:span><text:span text:style-name="Strong_20_Emphasis"><text:span text:style-name="T2">la superficie donde el robot puede circular físicamente</text:span></text:span><text:span text:style-name="T2">.</text:span></text:p>
      <text:h text:style-name="P4" text:outline-level="3">Qué incluye:</text:h>
      <text:list xml:id="list2269847985" text:style-name="L5">
        <text:list-item>
          <text:p text:style-name="P11">Pavimento de la calle (asfalto/cemento)</text:p>
        </text:list-item>
        <text:list-item>
          <text:p text:style-name="P11">Parche de reductor de velocidad (amarillo o de color)</text:p>
        </text:list-item>
        <text:list-item>
          <text:p text:style-name="P11">Parqueos pavimentados (superficie donde podría circular un vehículo)</text:p>
        </text:list-item>
        <text:list-item>
          <text:p text:style-name="P11">Zonas de asfalto nuevas, viejas, claras, oscuras</text:p>
        </text:list-item>
        <text:list-item>
          <text:p text:style-name="P11">Ciclovías pavimentadas (si son transitables por el robot)</text:p>
        </text:list-item>
      </text:list>
      <text:h text:style-name="P4" text:outline-level="3">Reglas:</text:h>
      <text:list xml:id="list2088348778" text:style-name="L6">
        <text:list-item>
          <text:p text:style-name="P19"><text:span text:style-name="Strong_20_Emphasis"><text:span text:style-name="T2">No importa el color</text:span></text:span><text:span text:style-name="T1"> (gris, amarillo, rojo, azul) → si es pavimento transitable, es </text:span><text:span text:style-name="Source_20_Text"><text:span text:style-name="T1">drivable</text:span></text:span><text:span text:style-name="T1">.</text:span></text:p>
        </text:list-item>
        <text:list-item>
          <text:p text:style-name="P19"><text:span text:style-name="T1">No marcar líneas pintadas dentro del drivable (esas van en </text:span><text:span text:style-name="Source_20_Text"><text:span text:style-name="T1">lines</text:span></text:span><text:span text:style-name="T1">).</text:span></text:p>
        </text:list-item>
        <text:list-item>
          <text:p text:style-name="P19"><text:span text:style-name="T1">El gran parche amarillo de reductores SE ANOTA como </text:span><text:span text:style-name="Source_20_Text"><text:span text:style-name="T1">drivable</text:span></text:span><text:span text:style-name="T1">.</text:span></text:p>
        </text:list-item>
      </text:list>
      <text:h text:style-name="P4" text:outline-level="3">Casos especiales:</text:h>
      <text:list xml:id="list463388253" text:style-name="L7">
        <text:list-item>
          <text:p text:style-name="P20"><text:span text:style-name="Strong_20_Emphasis"><text:span text:style-name="T2">Si el pavimento cambia de color</text:span></text:span><text:span text:style-name="T1"> → sigue siendo drivable.</text:span></text:p>
        </text:list-item>
        <text:list-item>
          <text:p text:style-name="P20"><text:span text:style-name="Strong_20_Emphasis"><text:span text:style-name="T2">Si hay baches leves</text:span></text:span><text:span text:style-name="T1"> → drivable.</text:span></text:p>
        </text:list-item>
        <text:list-item>
          <text:p text:style-name="P20"><text:span text:style-name="Strong_20_Emphasis"><text:span text:style-name="T2">Si hay un carro encima</text:span></text:span><text:span text:style-name="T1"> → drivable debajo, pero NO se etiqueta el carro (es background).</text:span></text:p>
        </text:list-item>
      </text:list>
      <text:h text:style-name="P1" text:outline-level="1"><text:span text:style-name="Strong_20_Emphasis"><text:span text:style-name="T1"/></text:span></text:h>
      <text:h text:style-name="P3" text:outline-level="1"><text:span text:style-name="Strong_20_Emphasis"><text:span text:style-name="T1">CLASE 3 — border</text:span></text:span><text:span text:style-name="T1"> (bordes físicos / zona NO transitable)</text:span></text:h>
      <text:p text:style-name="Text_20_body"><text:span text:style-name="T1">Superficies donde el robot </text:span><text:span text:style-name="Strong_20_Emphasis"><text:span text:style-name="T2">NO debe circular</text:span></text:span><text:span text:style-name="T1">, aunque sean continuas visualmente.</text:span></text:p>
      <text:h text:style-name="P4" text:outline-level="3">Qué incluye:</text:h>
      <text:list xml:id="list3327946997" text:style-name="L8">
        <text:list-item>
          <text:p text:style-name="P12">Acera (bordillo + vereda)</text:p>
        </text:list-item>
        <text:list-item>
          <text:p text:style-name="P12">Parterre, mediana, césped</text:p>
        </text:list-item>
        <text:list-item>
          <text:p text:style-name="P12">Arcén de tierra o grava</text:p>
        </text:list-item>
        <text:list-item>
          <text:p text:style-name="P12">Muros pequeños al borde del pavimento</text:p>
        </text:list-item>
        <text:list-item>
          <text:p text:style-name="P12">Canaletas, cunetas laterales</text:p>
        </text:list-item>
        <text:list-item>
          <text:p text:style-name="P12">Zonas elevadas no destinadas al vehículo</text:p>
        </text:list-item>
      </text:list>
      <text:h text:style-name="P4" text:outline-level="3">Reglas:</text:h>
      <text:list xml:id="list3395752966" text:style-name="L9">
        <text:list-item>
          <text:p text:style-name="P21"><text:span text:style-name="T1">Si el pavimento termina y empieza tierra/grama → marcar como </text:span><text:span text:style-name="Source_20_Text"><text:span text:style-name="T1">border</text:span></text:span><text:span text:style-name="T1">.</text:span></text:p>
        </text:list-item>
        <text:list-item>
          <text:p text:style-name="P21"><text:span text:style-name="T1">Si NO existe línea externa pintada → igual marcar el borde físico como </text:span><text:span text:style-name="Source_20_Text"><text:span text:style-name="T1">border</text:span></text:span><text:span text:style-name="T1">.</text:span></text:p>
        </text:list-item>
        <text:list-item>
          <text:p text:style-name="P13">Si hay un peatón en la acera, la acera sigue siendo border y el peatón es background.</text:p>
        </text:list-item>
      </text:list>
      <text:h text:style-name="P4" text:outline-level="3">No incluir:</text:h>
      <text:list xml:id="list3241436613" text:style-name="L10">
        <text:list-item>
          <text:p text:style-name="P14">Reductores de velocidad (estos son drivable).</text:p>
        </text:list-item>
        <text:list-item>
          <text:p text:style-name="P14">Flechas pintadas (lines).</text:p>
        </text:list-item>
      </text:list>
      <text:h text:style-name="P1" text:outline-level="1"><text:span text:style-name="Strong_20_Emphasis"><text:span text:style-name="T1"/></text:span></text:h>
      <text:h text:style-name="P3" text:outline-level="1"><text:span text:style-name="Strong_20_Emphasis"><text:span text:style-name="T1">CLASE 4 — lines</text:span></text:span><text:span text:style-name="T1"> (marcas pintadas)</text:span></text:h>
      <text:p text:style-name="P5">Pintura sobre el pavimento con forma definida.</text:p>
      <text:h text:style-name="P4" text:outline-level="3">Qué incluye:</text:h>
      <text:list xml:id="list1155099350" text:style-name="L11">
        <text:list-item>
          <text:p text:style-name="P15">Línea central amarilla</text:p>
        </text:list-item>
        <text:list-item>
          <text:p text:style-name="P15">Líneas externas blancas/amarillas</text:p>
        </text:list-item>
        <text:list-item>
          <text:p text:style-name="P15">Líneas discontinuas</text:p>
        </text:list-item>
        <text:list-item>
          <text:p text:style-name="P15">Flechas pintadas</text:p>
        </text:list-item>
        <text:list-item>
          <text:p text:style-name="P15">Triángulos de reductor</text:p>
        </text:list-item>
        <text:list-item>
          <text:p text:style-name="P15">Símbolos viales</text:p>
        </text:list-item>
        <text:list-item>
          <text:p text:style-name="P15">Cruce peatonal (zebra)</text:p>
        </text:list-item>
        <text:list-item>
          <text:p text:style-name="P15">Líneas de parqueo</text:p>
        </text:list-item>
      </text:list>
      <text:h text:style-name="P4" text:outline-level="3">Reglas:</text:h>
      <text:list xml:id="list406248207" text:style-name="L12">
        <text:list-item>
          <text:p text:style-name="P16">SIEMPRE marcar la pintura, incluso si está desgastada.</text:p>
        </text:list-item>
        <text:list-item>
          <text:p text:style-name="P16">Solo marcar la pintura delgada, NO superficies grandes (p.ej., el parche completo del reductor).</text:p>
        </text:list-item>
        <text:list-item>
          <text:p text:style-name="P22"><text:span text:style-name="T1">Triángulos blancos o amarillos en reductores = </text:span><text:span text:style-name="Source_20_Text"><text:span text:style-name="T1">lines</text:span></text:span><text:span text:style-name="T1">.</text:span></text:p>
        </text:list-item>
      </text:list>
      <text:h text:style-name="P4" text:outline-level="3">No incluir:</text:h>
      <text:list xml:id="list3464405473" text:style-name="L13">
        <text:list-item>
          <text:p text:style-name="P17">Superficies pintadas grandes (parches de reductores) → drivable.</text:p>
        </text:list-item>
      </text:list>
      <text:h text:style-name="P2" text:outline-level="1"><text:span text:style-name="Strong_20_Emphasis"><text:span text:style-name="T1">Reglas de oro</text:span></text:span></text:h>
      <text:list xml:id="list1471345355" text:style-name="L14">
        <text:list-item>
          <text:h text:style-name="P7" text:outline-level="3">No segmentar vehículos</text:h>
        </text:list-item>
        <text:list-item>
          <text:h text:style-name="P7" text:outline-level="3">No segmentar peatones</text:h>
        </text:list-item>
        <text:list-item>
          <text:h text:style-name="P7" text:outline-level="3"><text:span text:style-name="T3">N</text:span>o segmentar bicicletas</text:h>
        </text:list-item>
        <text:list-item>
          <text:h text:style-name="P7" text:outline-level="3"><text:s/><text:span text:style-name="T3">N</text:span>o segmentar conos</text:h>
        </text:list-item>
        <text:list-item>
          <text:h text:style-name="P7" text:outline-level="3">Solo 4 clases estrictas</text:h>
        </text:list-item>
        <text:list-item>
          <text:h text:style-name="P7" text:outline-level="3">Color NO determina la clase</text:h>
        </text:list-item>
        <text:list-item>
          <text:h text:style-name="P7" text:outline-level="3">El Borde físico manda, no la pintura</text:h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09:22:44.824539190</meta:creation-date>
    <dc:date>2025-12-02T09:32:11.808836375</dc:date>
    <meta:editing-duration>PT6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82" meta:word-count="512" meta:character-count="3071" meta:non-whitespace-character-count="2694"/>
  </office:meta>
</office:document-meta>
</file>